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rsid="000854b7" officeooo:paragraph-rsid="000854b7"/>
    </style:style>
    <style:style style:name="P2" style:family="paragraph" style:parent-style-name="Chapter_20_Title">
      <style:text-properties officeooo:paragraph-rsid="00058359"/>
    </style:style>
    <style:style style:name="P3" style:family="paragraph" style:parent-style-name="Code">
      <style:text-properties officeooo:rsid="0008808e" officeooo:paragraph-rsid="0008808e"/>
    </style:style>
    <style:style style:name="P4" style:family="paragraph" style:parent-style-name="Standard">
      <style:paragraph-properties fo:text-align="justify" style:justify-single-word="false"/>
      <style:text-properties officeooo:paragraph-rsid="00058359"/>
    </style:style>
    <style:style style:name="P5" style:family="paragraph" style:parent-style-name="Standard">
      <style:text-properties fo:color="#bfbfbf" style:font-name="ZapfDingbats1" fo:font-size="14pt" officeooo:paragraph-rsid="00058359" style:font-name-asian="ZapfDingbats1" style:font-size-asian="14pt" style:font-name-complex="ZapfDingbats1" style:font-size-complex="14pt"/>
    </style:style>
    <style:style style:name="P6" style:family="paragraph" style:parent-style-name="Chapter_20_Number" style:master-page-name="Standard">
      <style:paragraph-properties style:page-number="auto"/>
      <style:text-properties officeooo:paragraph-rsid="00058359"/>
    </style:style>
    <style:style style:name="P7" style:family="paragraph" style:parent-style-name="Body_20_Text_20_Cont">
      <style:text-properties fo:language="en" fo:country="US"/>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0854b7"/>
    </style:style>
    <style:style style:name="T5" style:family="text">
      <style:text-properties fo:language="en" fo:country="US" officeooo:rsid="0008808e"/>
    </style:style>
    <style:style style:name="T6" style:family="text">
      <style:text-properties fo:language="en" fo:country="US" officeooo:rsid="000a4bab"/>
    </style:style>
    <style:style style:name="T7" style:family="text">
      <style:text-properties fo:font-weight="bold" style:font-weight-asian="bold"/>
    </style:style>
    <style:style style:name="T8" style:family="text">
      <style:text-properties fo:font-weight="bold" officeooo:rsid="000854b7" style:font-weight-asian="bold"/>
    </style:style>
    <style:style style:name="T9" style:family="text">
      <style:text-properties fo:font-weight="bold" officeooo:rsid="0008808e" style:font-weight-asian="bold"/>
    </style:style>
    <style:style style:name="T10" style:family="text">
      <style:text-properties fo:font-weight="bold" officeooo:rsid="000a4bab" style:font-weight-asian="bold"/>
    </style:style>
    <style:style style:name="T11" style:family="text">
      <style:text-properties style:font-name-asian="TheSansMonoConNormal2"/>
    </style:style>
    <style:style style:name="T12" style:family="text">
      <style:text-properties fo:font-size="10pt" fo:language="en" fo:country="US" style:font-size-asian="10pt"/>
    </style:style>
    <style:style style:name="T13" style:family="text">
      <style:text-properties style:font-name="TheSansMonoCondensed-SemiLightI" style:font-name-complex="TheSansMonoCondensed-SemiLightI"/>
    </style:style>
    <style:style style:name="T14" style:family="text">
      <style:text-properties style:font-name="TheSansMonoCondensed-SemiLightI" fo:language="en" fo:country="US" style:font-name-complex="TheSansMonoCondensed-SemiLightI"/>
    </style:style>
    <style:style style:name="T15" style:family="text">
      <style:text-properties style:font-name="Utopia-Bold" fo:language="en" fo:country="US" style:font-name-complex="Utopia-Bold"/>
    </style:style>
    <style:style style:name="T16" style:family="text">
      <style:text-properties style:font-name="Utopia-Italic" style:font-name-complex="Utopia-Italic"/>
    </style:style>
    <style:style style:name="T17" style:family="text">
      <style:text-properties style:font-name="Utopia-Italic" fo:language="en" fo:country="US" style:font-name-complex="Utopia-Italic"/>
    </style:style>
    <style:style style:name="T18" style:family="text">
      <style:text-properties officeooo:rsid="00149a48"/>
    </style:style>
    <style:style style:name="T19" style:family="text">
      <style:text-properties officeooo:rsid="000854b7"/>
    </style:style>
    <style:style style:name="T20" style:family="text">
      <style:text-properties style:use-window-font-color="true" style:font-name="Utopia" fo:font-size="11pt" fo:language="en" fo:country="US" officeooo:rsid="000854b7" style:font-name-asian="Calibri" style:font-size-asian="11pt" style:font-name-complex="Utopia" style:font-size-complex="11pt" style:language-complex="ar" style:country-complex="SA"/>
    </style:style>
    <style:style style:name="T21" style:family="text">
      <style:text-properties style:use-window-font-color="true" style:font-name="TheSansMonoConNormal1" fo:font-size="11pt" fo:language="none" fo:country="none" officeooo:rsid="0008808e" style:font-name-asian="Calibri" style:font-size-asian="11pt" style:language-asian="none" style:country-asian="none" style:font-name-complex="TheSansMonoConNormal1" style:font-size-complex="11pt" style:language-complex="ar" style:country-complex="SA"/>
    </style:style>
    <style:style style:name="T22" style:family="text">
      <style:text-properties fo:font-weight="normal" style:font-weight-asian="normal" style:font-weight-complex="normal"/>
    </style:style>
    <style:style style:name="T23" style:family="text">
      <style:text-properties fo:font-weight="normal" style:font-name-asian="TheSansMonoConNormal2" style:font-weight-asian="normal" style:font-weight-complex="normal"/>
    </style:style>
    <style:style style:name="T24" style:family="text">
      <style:text-properties officeooo:rsid="0008808e"/>
    </style:style>
  </office:automatic-styles>
  <office:body>
    <office:text text:use-soft-page-breaks="true">
      <office:forms form:automatic-focus="false" form:apply-design-mode="false"/>
      <text:tracked-changes>
        <text:changed-region xml:id="ct94533037337344" text:id="ct94533037337344">
          <text:insertion>
            <office:change-info>
              <dc:creator>Ray Lischner</dc:creator>
              <dc:date>2020-03-16T09:05:52</dc:date>
            </office:change-info>
          </text:insertion>
        </text:changed-region>
        <text:changed-region xml:id="ct94533027517104" text:id="ct94533027517104">
          <text:deletion>
            <office:change-info>
              <dc:creator>Ray Lischner</dc:creator>
              <dc:date>2020-03-16T09:05:52</dc:date>
            </office:change-info>
            <text:p text:style-name="Body_20_Text_20_Cont"><text:span text:style-name="T2">2</text:span></text:p>
          </text:deletion>
        </text:changed-region>
        <text:changed-region xml:id="ct94533038710656" text:id="ct94533038710656">
          <text:insertion>
            <office:change-info>
              <dc:creator>Ray Lischner</dc:creator>
              <dc:date>2020-03-16T09:05:47</dc:date>
            </office:change-info>
          </text:insertion>
        </text:changed-region>
        <text:changed-region xml:id="ct94533037440272" text:id="ct94533037440272">
          <text:deletion>
            <office:change-info>
              <dc:creator>Ray Lischner</dc:creator>
              <dc:date>2020-03-16T09:05:48</dc:date>
            </office:change-info>
            <text:p text:style-name="Code_20_Caption"><text:span text:style-name="T7">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 X P L O R A T I O N <text:s/><text:span text:style-name="T18">33</text:span></text:p>
      <text:p text:style-name="P4"/>
      <text:p text:style-name="P5"></text:p>
      <text:p text:style-name="P2">Assignment and Initialization</text:p>
      <text:p text:style-name="Body_20_Text_20_First"><text:span text:style-name="T1">T</text:span>he final step needed to complete this stage of the <text:span text:style-name="Code_20_Inline">rational</text:span> type is to write assignment operators and to improve the constructors. It turns out C++ does some work for you, but you often want to fine<text:span text:style-name="T2">-</text:span>tune that work. Let’s find out how.</text:p>
      <text:h text:style-name="Heading_20_1" text:outline-level="1">Assignment Operator</text:h>
      <text:p text:style-name="Body_20_Text_20_First">Until now, all the <text:span text:style-name="Code_20_Inline">rational</text:span> operators have been free functions. The assignment operator is different. The C++ standard requires that it be a member function. One way to write this function is shown in Listing 3<text:span text:style-name="T19">3</text:span>-1.</text:p>
      <text:p text:style-name="Code_20_Caption"><text:span text:style-name="T7">Listing 3</text:span><text:span text:style-name="T8">3</text:span><text:span text:style-name="T7">-1.</text:span> First Version of the Assignment Operator</text:p>
      <text:p text:style-name="Code">struct rational</text:p>
      <text:p text:style-name="Code">{</text:p>
      <text:p text:style-name="Code"><text:span text:style-name="T11"><text:s text:c="2"/></text:span>rational(int num, int den)</text:p>
      <text:p text:style-name="Code"><text:span text:style-name="T11"><text:s text:c="2"/></text:span>: numerator{num}, denominator{den}</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Strong_20_Emphasis"><text:span text:style-name="T11"><text:s text:c="2"/></text:span></text:span><text:span text:style-name="Strong_20_Emphasis">rational&amp; operator=(rational const&amp; rhs)</text:span></text:p>
      <text:p text:style-name="Code"><text:span text:style-name="T11"><text:s text:c="2"/></text:span>{</text:p>
      <text:p text:style-name="Code"><text:span text:style-name="T11"><text:s text:c="4"/></text:span>numerator = rhs.numerator;</text:p>
      <text:p text:style-name="Code"><text:soft-page-break/><text:span text:style-name="T11"><text:s text:c="4"/></text:span>denominator = rhs.denominator;</text:p>
      <text:p text:style-name="Code"><text:span text:style-name="T11"><text:s text:c="4"/></text:span>reduce();</text:p>
      <text:p text:style-name="Code"><text:span text:style-name="T11"><text:s text:c="4"/></text:span>return *this;</text:p>
      <text:p text:style-name="Code"><text:span text:style-name="T11"><text:s text:c="2"/></text:span>}</text:p>
      <text:p text:style-name="Code"><text:span text:style-name="T11"><text:s text:c="2"/></text:span>int numerator;</text:p>
      <text:p text:style-name="Code"><text:span text:style-name="T11"><text:s text:c="2"/></text:span>int denominator;</text:p>
      <text:p text:style-name="Code">};</text:p>
      <text:p text:style-name="Body_20_Text_20_Cont"><text:span text:style-name="T2">Several points require further explanation. When you implement an operator as a free function, you need one parameter per operand. Thus, binary operators require a two-parameter function, and unary operators require a one-parameter function. Member functions are different, because the object itself is an operand (always the left-hand operand), and the object is implicitly available to all member functions; therefore, you need one fewer parameter. Binary operators require a single parameter (as you can see in Listing 3</text:span><text:span text:style-name="T4">3</text:span><text:span text:style-name="T2">-1), and unary operators require no parameters (examples to follow).</text:span></text:p>
      <text:p text:style-name="Body_20_Text_20_Cont"><text:span text:style-name="T2">The convention for assignment operators is to return a reference to the enclosing type. The value to return is the object itself. You can obtain the object with the expression </text:span><text:span text:style-name="Code_20_Inline"><text:span text:style-name="T2">*this</text:span></text:span><text:span text:style-name="T2"> (</text:span><text:span text:style-name="Code_20_Inline"><text:span text:style-name="T2">this</text:span></text:span><text:span text:style-name="T2"> is a reserved keyword).</text:span></text:p>
      <text:p text:style-name="Body_20_Text_20_Cont"><text:span text:style-name="T2">Because </text:span><text:span text:style-name="Code_20_Inline"><text:span text:style-name="T2">*this</text:span></text:span><text:span text:style-name="T2"> is the object itself, another way to refer to members is to use the dot operator (e.g., </text:span><text:span text:style-name="Code_20_Inline"><text:span text:style-name="T2">(*this).numerator</text:span></text:span><text:span text:style-name="T12">)</text:span><text:span text:style-name="T2"> instead of the </text:span><text:span text:style-name="T20">unadorned</text:span><text:span text:style-name="T2"> </text:span><text:span text:style-name="Code_20_Inline"><text:span text:style-name="T2">numerator</text:span></text:span><text:span text:style-name="T2">. Another way to write </text:span><text:span text:style-name="Code_20_Inline"><text:span text:style-name="T2">(*this).numerator</text:span></text:span><text:span text:style-name="T2"> is </text:span><text:span text:style-name="Code_20_Inline"><text:span text:style-name="T2">this-&gt;numerator</text:span></text:span><text:span text:style-name="T2">. The meaning is the same; the alternative syntax is mostly a convenience. Writing </text:span><text:span text:style-name="Code_20_Inline"><text:span text:style-name="T2">this-&gt;</text:span></text:span><text:span text:style-name="T2"> is not necessary for these simple functions, but it’s often a good idea. When you read a member function, and you have trouble discerning the members from the nonmembers, that’s a signal that you have to help the reader by using </text:span><text:span text:style-name="Code_20_Inline"><text:span text:style-name="T2">this-&gt;</text:span></text:span><text:span text:style-name="T2"> before all the member names. Listing 3</text:span><text:change-start text:change-id="ct94533037337344"/><text:span text:style-name="T6">3</text:span><text:change-end text:change-id="ct94533037337344"/><text:change text:change-id="ct94533027517104"/><text:span text:style-name="T2">-2 shows the assignment operator with explicit use of </text:span><text:span text:style-name="Code_20_Inline"><text:span text:style-name="T2">this-&gt;</text:span></text:span><text:span text:style-name="T2">.</text:span></text:p>
      <text:p text:style-name="Code_20_Caption"><text:span text:style-name="T7">Listing 3</text:span><text:change-start text:change-id="ct94533038710656"/><text:span text:style-name="T10">3</text:span><text:change-end text:change-id="ct94533038710656"/><text:change text:change-id="ct94533037440272"/><text:span text:style-name="T7">-2.</text:span> Assignment Operator with Explicit Use of <text:span text:style-name="Code_20_Inline"><text:span text:style-name="T13">this-&gt;</text:span></text:span></text:p>
      <text:p text:style-name="Code">rational&amp; operator=(rational const&amp; that)</text:p>
      <text:p text:style-name="Code">{</text:p>
      <text:p text:style-name="Code"><text:span text:style-name="Code_20_Bold"><text:span text:style-name="T23"><text:s text:c="2"/></text:span></text:span><text:span text:style-name="Code_20_Bold"><text:span text:style-name="T22">this-&gt;numerator = that.numerator;</text:span></text:span></text:p>
      <text:p text:style-name="Code"><text:span text:style-name="Code_20_Bold"><text:span text:style-name="T23"><text:s text:c="2"/></text:span></text:span><text:span text:style-name="Code_20_Bold"><text:span text:style-name="T22">this-&gt;denominator = that.denominator;</text:span></text:span></text:p>
      <text:p text:style-name="Code"><text:span text:style-name="T11"><text:s text:c="2"/></text:span>reduce();</text:p>
      <text:p text:style-name="Code"><text:span text:style-name="T11"><text:s text:c="2"/></text:span>return *this;</text:p>
      <text:p text:style-name="Code">}</text:p>
      <text:p text:style-name="Body_20_Text_20_Cont"><text:span text:style-name="T2">The right-hand operand can be anything you want it to be. For example, you may want to optimize assignment of an integer to a </text:span><text:span text:style-name="Code_20_Inline"><text:span text:style-name="T2">rational</text:span></text:span><text:span text:style-name="T2"> object. The way the assignment operator works with the compiler’s rules for automatic conversion, the </text:span><text:soft-page-break/><text:span text:style-name="T2">compiler treats such an assignment (e.g., </text:span><text:span text:style-name="Code_20_Inline"><text:span text:style-name="T2">r</text:span></text:span><text:span text:style-name="T2"> </text:span><text:span text:style-name="Code_20_Inline"><text:span text:style-name="T2">=</text:span></text:span><text:span text:style-name="T2"> </text:span><text:span text:style-name="Code_20_Inline"><text:span text:style-name="T2">3</text:span></text:span><text:span text:style-name="T2">) as an implicit construction of a temporary </text:span><text:span text:style-name="Code_20_Inline"><text:span text:style-name="T2">rational</text:span></text:span><text:span text:style-name="T2"> object, followed by an assignment of one </text:span><text:span text:style-name="Code_20_Inline"><text:span text:style-name="T2">rational</text:span></text:span><text:span text:style-name="T2"> object to another.</text:span></text:p>
      <text:p text:style-name="Body_20_Text_20_Cont"><text:span text:style-name="Strong_20_Emphasis"><text:span text:style-name="T15">Write an assignment operator that takes an </text:span></text:span><text:span text:style-name="Code_20_Inline"><text:span text:style-name="T3">int</text:span></text:span><text:span text:style-name="Strong_20_Emphasis"><text:span text:style-name="T15"> parameter.</text:span></text:span><text:span text:style-name="T2"> Compare your solution with mine, which is shown in Listing 3</text:span><text:span text:style-name="T4">3</text:span><text:span text:style-name="T2">-3.</text:span></text:p>
      <text:p text:style-name="Code_20_Caption"><text:span text:style-name="T7">Listing 3</text:span><text:span text:style-name="T8">3</text:span><text:span text:style-name="T7">-3.</text:span> Assignment of an Integer to a <text:span text:style-name="Code_20_Inline"><text:span text:style-name="T14">r</text:span></text:span><text:span text:style-name="Code_20_Inline"><text:span text:style-name="T13">ational</text:span></text:span></text:p>
      <text:p text:style-name="Code">rational&amp; operator=(int num)</text:p>
      <text:p text:style-name="Code">{</text:p>
      <text:p text:style-name="Code"><text:span text:style-name="T11"><text:s text:c="2"/></text:span>this-&gt;numerator = num;</text:p>
      <text:p text:style-name="Code"><text:span text:style-name="T11"><text:s text:c="2"/></text:span>this-&gt;denominator = 1; // no need to call reduce()</text:p>
      <text:p text:style-name="Code"><text:span text:style-name="T11"><text:s text:c="2"/></text:span>return *this;</text:p>
      <text:p text:style-name="Code">}</text:p>
      <text:p text:style-name="Body_20_Text_20_Cont"><text:span text:style-name="T2">If you do not write an assignment operator, the compiler writes one for you. In the case of the simple </text:span><text:span text:style-name="Code_20_Inline"><text:span text:style-name="T2">rational</text:span></text:span><text:span text:style-name="T2"> type, it turns out that the compiler writes one that works exactly like the one in Listing 32-2, so there was actually no need to write it yourself (except for instructional purposes). When the compiler writes code for you, it is hard for the human reader to know which functions are actually defined. Also, it is harder to document the implicit functions. So C++ lets you state explicitly that you want the compiler to supply a special function for you, by following a declaration (not a definition) with </text:span><text:span text:style-name="Code_20_Inline"><text:span text:style-name="T2">=default</text:span></text:span><text:span text:style-name="T2"> instead of a function body.</text:span></text:p>
      <text:p text:style-name="Body_20_Text_20_Cont"/>
      <text:p text:style-name="Code">rational&amp; operator=(rational const&amp;) = default;</text:p>
      <text:h text:style-name="Heading_20_1" text:outline-level="1">Constructors</text:h>
      <text:p text:style-name="Body_20_Text_20_First">The compiler also writes a constructor automatically, specifically one that constructs a <text:span text:style-name="Code_20_Inline">rational</text:span> object by copying all the data members from another <text:span text:style-name="Code_20_Inline">rational</text:span> object. This is called a <text:span text:style-name="Emphasis"><text:span text:style-name="T16">copy constructor</text:span></text:span>. Any time you pass a <text:span text:style-name="Code_20_Inline">rational</text:span> argument by value to a function, the compiler uses the copy constructor to copy the argument value to the parameter. Any time you define a <text:span text:style-name="Code_20_Inline">rational</text:span> variable and initialize it with the value of another <text:span text:style-name="Code_20_Inline">rational</text:span> value, the compiler constructs the variable by calling the copy constructor.</text:p>
      <text:p text:style-name="P7">As with the assignment operator, the compiler’s default implementation is exactly what we would write ourselves, so there is no need to write the copy constructor. As with an assignment operator, you can state explicitly that you want the compiler to supply its default copy constructor.</text:p>
      <text:p text:style-name="Body_20_Text_20_Cont"><text:soft-page-break/></text:p>
      <text:p text:style-name="Code">rational(rational const&amp;) = default;</text:p>
      <text:p text:style-name="P1"><text:span text:style-name="T2">The parameter type for the copy constructor is a reference. Think about it. The compiler uses the copy constructor when passing an argument by value, so if the copy constructor were to use call-by-value, the program would recurse infinitely the first time it tried to copy an object. So the parameter to a copy constructor must be a reference. Almost always, that reference is to a </text:span><text:span text:style-name="Code_20_Inline"><text:span text:style-name="T2">const</text:span></text:span><text:span text:style-name="T2"> object.</text:span></text:p>
      <text:p text:style-name="Body_20_Text_20_Cont"><text:span text:style-name="T2">If you don’t write any constructors for a type, the compiler also creates a constructor that takes no arguments, called a </text:span><text:span text:style-name="Emphasis"><text:span text:style-name="T17">default constructor</text:span></text:span><text:span text:style-name="T2">. The compiler uses the default constructor when you define a variable of a custom type and do not provide an initializer for it. The compiler’s implementation of the default constructor merely calls the default constructor for each data member. If a data member has a built-in type, the member is left uninitialized. In other words, if we did not write any constructors for </text:span><text:span text:style-name="Code_20_Inline"><text:span text:style-name="T2">rational</text:span></text:span><text:span text:style-name="T2">, any </text:span><text:span text:style-name="Code_20_Inline"><text:span text:style-name="T2">rational</text:span></text:span><text:span text:style-name="T2"> variable would be uninitialized, so its numerator and denominator would contain garbage values. That’s bad—very bad. All the operators assume the </text:span><text:span text:style-name="Code_20_Inline"><text:span text:style-name="T2">rational</text:span></text:span><text:span text:style-name="T2"> object has been reduced to normal form. They would fail if you passed an uninitialized </text:span><text:span text:style-name="Code_20_Inline"><text:span text:style-name="T2">rational</text:span></text:span><text:span text:style-name="T2"> object to them. The solution is simple: don’t let the compiler write its default constructor. Instead, you write one.</text:span></text:p>
      <text:p text:style-name="P7">All you have to do is write any constructor at all. This will prevent the compiler from writing its own default constructor. (It will still write its own copy constructor.)</text:p>
      <text:p text:style-name="Body_20_Text_20_Cont"><text:span text:style-name="T2">Early on, we wrote a constructor for the </text:span><text:span text:style-name="Code_20_Inline"><text:span text:style-name="T2">rational</text:span></text:span><text:span text:style-name="T2"> type, but it was not a default constructor. As a result, you could not define a </text:span><text:span text:style-name="Code_20_Inline"><text:span text:style-name="T2">rational</text:span></text:span><text:span text:style-name="T2"> variable and leave it uninitialized or initialize it with empty braces. (You may have run into that issue when writing your own test program.) Uninitialized data is a bad idea, and having default constructors is a good idea. So write a default constructor to make sure a </text:span><text:span text:style-name="Code_20_Inline"><text:span text:style-name="T2">rational</text:span></text:span><text:span text:style-name="T2"> variable that has no initializer has a well-defined value nonetheless. What value should you use? I recommend zero, which is in keeping with the spirit of the default constructors for types such as </text:span><text:span text:style-name="Code_20_Inline"><text:span text:style-name="T2">string</text:span></text:span><text:span text:style-name="T2"> and </text:span><text:span text:style-name="Code_20_Inline"><text:span text:style-name="T2">vector</text:span></text:span><text:span text:style-name="T2">. </text:span><text:span text:style-name="Strong_20_Emphasis"><text:span text:style-name="T15">Write a default constructor for </text:span></text:span><text:span text:style-name="Code_20_Inline"><text:span text:style-name="T3">rational</text:span></text:span><text:span text:style-name="Strong_20_Emphasis"><text:span text:style-name="T15"> to initialize the value to zero.</text:span></text:span></text:p>
      <text:p text:style-name="Body_20_Text_20_Cont">Compare your solution with mine, which is presented in Listing 3<text:span text:style-name="T24">3</text:span>-4.</text:p>
      <text:p text:style-name="Code_20_Caption"><text:span text:style-name="T7">Listing 3</text:span><text:span text:style-name="T9">3</text:span><text:span text:style-name="T7">-4.</text:span> Overloaded Constructors for <text:span text:style-name="Code_20_Inline"><text:span text:style-name="T13">rational</text:span></text:span></text:p>
      <text:p text:style-name="Code">rational()</text:p>
      <text:p text:style-name="Code">: <text:span text:style-name="T21">rational</text:span>{0, 1}</text:p>
      <text:p text:style-name="Code">{}</text:p>
      <text:p text:style-name="Code"/>
      <text:h text:style-name="Heading_20_1" text:outline-level="1"><text:bookmark-start text:name="put"/><text:soft-page-break/>Putting It All Together</text:h>
      <text:p text:style-name="Body_20_Text_20_First">Before we take leave of the <text:span text:style-name="Code_20_Inline">rational</text:span> type (only temporarily<text:span text:style-name="T2">;</text:span> we will return), let’s put all the pieces together<text:span text:style-name="T2">,</text:span> so you can see what you’ve accomplished over the past four Explorations. Listing 3<text:span text:style-name="T24">3</text:span>-5 shows the complete definition of <text:span text:style-name="Code_20_Inline">rational</text:span> and the related operators.</text:p>
      <text:p text:style-name="Code_20_Caption"><text:span text:style-name="T7">Listing 3</text:span><text:span text:style-name="T9">3</text:span><text:span text:style-name="T7">-5.</text:span> Complete Definition of <text:span text:style-name="Code_20_Inline"><text:span text:style-name="T13">rational</text:span></text:span> and Its Operators</text:p>
      <text:p text:style-name="Code">#include &lt;cassert&gt;</text:p>
      <text:p text:style-name="Code">#include &lt;cstdlib&gt;</text:p>
      <text:p text:style-name="Code">#include &lt;i<text:span text:style-name="T24">o</text:span>stream&gt;</text:p>
      <text:p text:style-name="P3">#include &lt;numeric&gt;</text:p>
      <text:p text:style-name="Code">#include &lt;sstream&gt;</text:p>
      <text:p text:style-name="Code"/>
      <text:p text:style-name="Code">/// Represent a rational number (fraction) as a numerator and denominator.</text:p>
      <text:p text:style-name="Code">struct rational</text:p>
      <text:p text:style-name="Code">{</text:p>
      <text:p text:style-name="Code"><text:span text:style-name="T11"><text:s text:c="2"/></text:span>rational()</text:p>
      <text:p text:style-name="Code"><text:span text:style-name="T11"><text:s text:c="2"/></text:span>: <text:span text:style-name="T21">rational</text:span>{0}</text:p>
      <text:p text:style-name="Code"><text:span text:style-name="T11"><text:s text:c="2"/></text:span>{/*empty*/}</text:p>
      <text:p text:style-name="Code"/>
      <text:p text:style-name="Code"><text:span text:style-name="T11"><text:s text:c="2"/></text:span>rational(int num)</text:p>
      <text:p text:style-name="Code"><text:span text:style-name="T11"><text:s text:c="2"/></text:span>: numerator{num}, denominator{1}</text:p>
      <text:p text:style-name="Code"><text:span text:style-name="T11"><text:s text:c="2"/></text:span>{/*empty*/}</text:p>
      <text:p text:style-name="Code"/>
      <text:p text:style-name="Code"><text:span text:style-name="T11"><text:s text:c="2"/></text:span>rational(int num, int den)</text:p>
      <text:p text:style-name="Code"><text:span text:style-name="T11"><text:s text:c="2"/></text:span>: numerator{num}, denominator{den}</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rational(double r)</text:p>
      <text:p text:style-name="Code"><text:span text:style-name="T11"><text:s text:c="2"/></text:span>: rational{static_cast&lt;int&gt;(r * 10000), 10000}</text:p>
      <text:p text:style-name="Code"><text:span text:style-name="T11"><text:s text:c="2"/></text:span>{/*empty*/}</text:p>
      <text:p text:style-name="Code"/>
      <text:p text:style-name="Code"><text:span text:style-name="T11"><text:s text:c="2"/></text:span>rational&amp; operator=(rational const&amp; that)</text:p>
      <text:p text:style-name="Code"><text:span text:style-name="T11"><text:s text:c="2"/></text:span>{</text:p>
      <text:p text:style-name="Code"><text:span text:style-name="T11"><text:s text:c="4"/></text:span>this-&gt;numerator = that.numerator;</text:p>
      <text:p text:style-name="Code"><text:span text:style-name="T11"><text:s text:c="4"/></text:span>this-&gt;denominator = that.denominator;</text:p>
      <text:p text:style-name="Code"><text:span text:style-name="T11"><text:s text:c="4"/></text:span>return *this;</text:p>
      <text:p text:style-name="Code"><text:span text:style-name="T11"><text:s text:c="2"/></text:span>}</text:p>
      <text:p text:style-name="Code"/>
      <text:p text:style-name="Code"><text:span text:style-name="T11"><text:s text:c="2"/></text:span>float as_float()</text:p>
      <text:p text:style-name="Code"><text:span text:style-name="T11"><text:s text:c="2"/></text:span>{</text:p>
      <text:p text:style-name="Code"><text:span text:style-name="T11"><text:s text:c="4"/></text:span>return static_cast&lt;float&gt;(numerator) / denominator;</text:p>
      <text:p text:style-name="Code"><text:span text:style-name="T11"><text:s text:c="2"/></text:span>}</text:p>
      <text:p text:style-name="Code"><text:soft-page-break/></text:p>
      <text:p text:style-name="Code"><text:span text:style-name="T11"><text:s text:c="2"/></text:span>double as_double()</text:p>
      <text:p text:style-name="Code"><text:span text:style-name="T11"><text:s text:c="2"/></text:span>{</text:p>
      <text:p text:style-name="Code"><text:span text:style-name="T11"><text:s text:c="4"/></text:span>return static_cast&lt;double&gt;(numerator) / denominator;</text:p>
      <text:p text:style-name="Code"><text:span text:style-name="T11"><text:s text:c="2"/></text:span>}</text:p>
      <text:p text:style-name="Code"/>
      <text:p text:style-name="Code"><text:span text:style-name="T11"><text:s text:c="2"/></text:span>long double as_long_double()</text:p>
      <text:p text:style-name="Code"><text:span text:style-name="T11"><text:s text:c="2"/></text:span>{</text:p>
      <text:p text:style-name="Code"><text:span text:style-name="T11"><text:s text:c="4"/></text:span>return static_cast&lt;long double&gt;(numerator) / denominator;</text:p>
      <text:p text:style-name="Code"><text:span text:style-name="T11"><text:s text:c="2"/></text:span>}</text:p>
      <text:p text:style-name="Code"/>
      <text:p text:style-name="Code"><text:span text:style-name="T11"><text:s text:c="2"/></text:span>/// Assign a numerator and a denominator, then reduce to normal form.</text:p>
      <text:p text:style-name="Code"><text:span text:style-name="T11"><text:s text:c="2"/></text:span>void assign(int num, int den)</text:p>
      <text:p text:style-name="Code"><text:span text:style-name="T11"><text:s text:c="2"/></text:span>{</text:p>
      <text:p text:style-name="Code"><text:span text:style-name="T11"><text:s text:c="4"/></text:span>numerator = num;</text:p>
      <text:p text:style-name="Code"><text:span text:style-name="T11"><text:s text:c="4"/></text:span>denominator = den;</text:p>
      <text:p text:style-name="Code"><text:span text:style-name="T11"><text:s text:c="4"/></text:span>reduce();</text:p>
      <text:p text:style-name="Code"><text:span text:style-name="T11"><text:s text:c="2"/></text:span>}</text:p>
      <text:p text:style-name="Code"/>
      <text:p text:style-name="Code"><text:span text:style-name="T11"><text:s text:c="2"/></text:span>/// Reduce the numerator and denominator by their GCD.</text:p>
      <text:p text:style-name="Code"><text:span text:style-name="T11"><text:s text:c="2"/></text:span>void reduce()</text:p>
      <text:p text:style-name="Code"><text:span text:style-name="T11"><text:s text:c="2"/></text:span>{</text:p>
      <text:p text:style-name="Code"><text:span text:style-name="T11"><text:s text:c="4"/></text:span>assert(denominator != 0);</text:p>
      <text:p text:style-name="Code"><text:span text:style-name="T11"><text:s text:c="4"/></text:span>if (denominator &lt; 0)</text:p>
      <text:p text:style-name="Code"><text:span text:style-name="T11"><text:s text:c="4"/></text:span>{</text:p>
      <text:p text:style-name="Code"><text:span text:style-name="T11"><text:s text:c="6"/></text:span>denominator = -denominator;</text:p>
      <text:p text:style-name="Code"><text:span text:style-name="T11"><text:s text:c="6"/></text:span>numerator = -numerator;</text:p>
      <text:p text:style-name="Code"><text:span text:style-name="T11"><text:s text:c="4"/></text:span>}</text:p>
      <text:p text:style-name="Code"><text:span text:style-name="T11"><text:s text:c="4"/></text:span>int div{<text:span text:style-name="T24">std::</text:span>gcd(numerator, denominator)};</text:p>
      <text:p text:style-name="Code"><text:span text:style-name="T11"><text:s text:c="4"/></text:span>numerator = numerator / div;</text:p>
      <text:p text:style-name="Code"><text:span text:style-name="T11"><text:s text:c="4"/></text:span>denominator = denominator / div;</text:p>
      <text:p text:style-name="Code"><text:span text:style-name="T11"><text:s text:c="2"/></text:span>}</text:p>
      <text:p text:style-name="Code"/>
      <text:p text:style-name="Code"><text:span text:style-name="T11"><text:s text:c="2"/></text:span>int numerator;</text:p>
      <text:p text:style-name="Code"><text:span text:style-name="T11"><text:s text:c="2"/></text:span>int denominator;</text:p>
      <text:p text:style-name="Code">};</text:p>
      <text:p text:style-name="Code"/>
      <text:p text:style-name="Code">/// Absolute value of a rational number.</text:p>
      <text:p text:style-name="Code">rational abs(rational const&amp; r)</text:p>
      <text:p text:style-name="Code">{</text:p>
      <text:p text:style-name="Code"><text:span text:style-name="T11"><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11"><text:s text:c="2"/></text:span>return rational{-r.numerator, r.denominator};</text:p>
      <text:p text:style-name="Code">}</text:p>
      <text:p text:style-name="Code"/>
      <text:p text:style-name="Code">/// Add rational numbers.</text:p>
      <text:p text:style-name="Code"><text:soft-page-break/>rational operator+(rational const&amp; lhs, rational const&amp; rhs)</text:p>
      <text:p text:style-name="Code">{</text:p>
      <text:p text:style-name="Code"><text:span text:style-name="T11"><text:s text:c="2"/></text:span>return rational{lhs.numerator * rhs.denominator + rhs.numerator * lhs.denominator,</text:p>
      <text:p text:style-name="Code"><text:span text:style-name="T11"><text:s text:c="18"/></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11"><text:s text:c="2"/></text:span>return rational{lhs.numerator * rhs.denominator - rhs.numerator * lhs.denominator,</text:p>
      <text:p text:style-name="Code"><text:span text:style-name="T11"><text:s text:c="18"/></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11"><text:s text:c="2"/></text:span>return rational{lhs.numerator * rhs.numerator, 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11"><text:s text:c="2"/></text:span>return rational{lhs.numerator * rhs.denominator, 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11"><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11"><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11"><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oft-page-break/><text:span text:style-name="T11"><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11"><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11"><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11"><text:s text:c="2"/></text:span>int n{0}, d{0};</text:p>
      <text:p text:style-name="Code"><text:span text:style-name="T11"><text:s text:c="2"/></text:span>char sep{'\0'};</text:p>
      <text:p text:style-name="Code"><text:span text:style-name="T11"><text:s text:c="2"/></text:span>if (not (in &gt;&gt; n &gt;&gt; sep))</text:p>
      <text:p text:style-name="Code"><text:span text:style-name="T11"><text:s text:c="4"/></text:span>// Error reading the numerator or the separator character.</text:p>
      <text:p text:style-name="Code"><text:span text:style-name="T11"><text:s text:c="4"/></text:span>in.setstate(in.failbit);</text:p>
      <text:p text:style-name="Code"><text:span text:style-name="T11"><text:s text:c="2"/></text:span>else if (sep != '/')</text:p>
      <text:p text:style-name="Code"><text:span text:style-name="T11"><text:s text:c="2"/></text:span>{</text:p>
      <text:p text:style-name="Code"><text:span text:style-name="T11"><text:s text:c="4"/></text:span>// Push sep back into the input stream, so the next input operation</text:p>
      <text:p text:style-name="Code"><text:span text:style-name="T11"><text:s text:c="4"/></text:span>// will read it.</text:p>
      <text:p text:style-name="Code"><text:span text:style-name="T11"><text:s text:c="4"/></text:span>in.unget();</text:p>
      <text:p text:style-name="Code"><text:span text:style-name="T11"><text:s text:c="4"/></text:span>rat.assign(n, 1);</text:p>
      <text:p text:style-name="Code"><text:span text:style-name="T11"><text:s text:c="2"/></text:span>}</text:p>
      <text:p text:style-name="Code"><text:span text:style-name="T11"><text:s text:c="2"/></text:span>else if (in &gt;&gt; d)</text:p>
      <text:p text:style-name="Code"><text:span text:style-name="T11"><text:s text:c="4"/></text:span>// Successfully read numerator, separator, and denominator.</text:p>
      <text:p text:style-name="Code"><text:span text:style-name="T11"><text:s text:c="4"/></text:span>rat.assign(n, d);</text:p>
      <text:p text:style-name="Code"><text:span text:style-name="T11"><text:s text:c="2"/></text:span>else</text:p>
      <text:p text:style-name="Code"><text:span text:style-name="T11"><text:s text:c="4"/></text:span>// Error reading denominator.</text:p>
      <text:p text:style-name="Code"><text:span text:style-name="T11"><text:s text:c="4"/></text:span>in.setstate(in.failbit);</text:p>
      <text:p text:style-name="Code"/>
      <text:p text:style-name="Code"><text:span text:style-name="T11"><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11"><text:s text:c="2"/></text:span>std::ostringstream tmp{};</text:p>
      <text:p text:style-name="Code"><text:span text:style-name="T11"><text:s text:c="2"/></text:span>tmp &lt;&lt; rat.numerator &lt;&lt; '/' &lt;&lt; rat.denominator;</text:p>
      <text:p text:style-name="Code"><text:span text:style-name="T11"><text:s text:c="2"/></text:span>out &lt;&lt; tmp.str();</text:p>
      <text:p text:style-name="Code"/>
      <text:p text:style-name="Code"><text:span text:style-name="T11"><text:s text:c="2"/></text:span>return out;</text:p>
      <text:p text:style-name="Code">}</text:p>
      <text:p text:style-name="Body_20_Text_20_Cont"><text:soft-page-break/><text:span text:style-name="T2">I encourage you to add tests to the program in Listing 3</text:span><text:span text:style-name="T5">3</text:span><text:span text:style-name="T2">-5, to exercise all the latest features of the </text:span><text:span text:style-name="Code_20_Inline"><text:span text:style-name="T2">rational</text:span></text:span><text:span text:style-name="T2"> class. Make sure everything works the way you expect it. Then put aside </text:span><text:span text:style-name="Code_20_Inline"><text:span text:style-name="T2">rational</text:span></text:span><text:span text:style-name="T2"> for the next Exploration, which takes a closer look at the foundations of writing custom types.</text:span></text:p>
      <text:p text:style-name="Body_20_Text_20_Cont"/>
      <text:p text:style-name="Body_20_Text_20_Cont"><text:bookmark-end text:name="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2:41:00</meta:creation-date>
    <dc:creator>Ray Lischner</dc:creator>
    <dc:date>2020-03-16T09:06:06.755505051</dc:date>
    <meta:print-date>2009-03-19T10:05:00</meta:print-date>
    <meta:editing-cycles>12</meta:editing-cycles>
    <meta:editing-duration>PT39M47S</meta:editing-duration>
    <meta:generator>LibreOffice/6.3.3.2.0$Linux_X86_64 LibreOffice_project/30$Build-2</meta:generator>
    <meta:document-statistic meta:table-count="0" meta:image-count="0" meta:object-count="0" meta:page-count="9" meta:paragraph-count="222" meta:word-count="1814" meta:character-count="11960" meta:non-whitespace-character-count="10044"/>
    <meta:user-defined meta:name="Chapter Number">33</meta:user-defined>
    <meta:user-defined meta:name="ContentType">Document</meta:user-defined>
  </office:meta>
</office:document-meta>
</file>